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2.13783333333333cm"/>
    </style:style>
    <style:style style:name="co6" style:family="table-column">
      <style:table-column-properties fo:break-before="auto" style:column-width="1.24883333333333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2.518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" style:family="table-cell" style:parent-style-name="Default" style:data-style-name="N0">
      <style:table-cell-properties fo:border="thin solid #000000"/>
      <style:map style:condition="of:cell-content()&gt;0" style:apply-style-name="cf1"/>
    </style:style>
    <style:style style:name="ce9" style:family="table-cell" style:parent-style-name="Default" style:data-style-name="N0">
      <style:table-cell-properties fo:border="thin solid #000000" fo:background-color="#FFFFFF"/>
      <style:map style:condition="of:cell-content()&gt;0" style:apply-style-name="cf1"/>
    </style:style>
    <style:style style:name="ce10" style:family="table-cell" style:parent-style-name="Default" style:data-style-name="N0">
      <style:table-cell-properties fo:border="thin solid #000000"/>
      <style:map style:condition="of:cell-content()&gt;0" style:apply-style-name="cf1"/>
    </style:style>
    <style:style style:name="ce11" style:family="table-cell" style:parent-style-name="Default" style:data-style-name="N0">
      <style:table-cell-properties fo:border="thin solid #000000" fo:background-color="#FFFFFF"/>
      <style:map style:condition="of:cell-content()&gt;0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6370" table:default-cell-style-name="ce1"/>
        <table:table-row table:style-name="ro1">
          <table:table-cell office:value-type="string" table:number-columns-spanned="6" table:number-rows-spanned="1" table:style-name="ce6">
            <text:p>Sodium Lamp</text:p>
          </table:table-cell>
          <table:covered-table-cell table:number-columns-repeated="5"/>
          <table:table-cell table:number-columns-repeated="11" table:style-name="ce2"/>
          <table:table-cell office:value-type="string" table:style-name="ce3">
            <text:p>λ (m)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Order</text:p>
          </table:table-cell>
          <table:table-cell office:value-type="string" table:style-name="ce4">
            <text:p>Up</text:p>
          </table:table-cell>
          <table:table-cell office:value-type="string" table:style-name="ce4">
            <text:p>Down</text:p>
          </table:table-cell>
          <table:table-cell office:value-type="string" table:style-name="ce4">
            <text:p>Left</text:p>
          </table:table-cell>
          <table:table-cell office:value-type="string" table:style-name="ce4">
            <text:p>Right</text:p>
          </table:table-cell>
          <table:table-cell office:value-type="string" table:style-name="ce4">
            <text:p>D (cm)</text:p>
          </table:table-cell>
          <table:table-cell office:value-type="string" table:style-name="ce5">
            <text:p>R</text:p>
          </table:table-cell>
          <table:table-cell table:number-columns-repeated="8" table:style-name="ce2"/>
          <table:table-cell office:value-type="string" table:style-name="ce3">
            <text:p>λ SL (nm)</text:p>
          </table:table-cell>
          <table:table-cell office:value-type="float" office:value="589" table:style-name="ce2">
            <text:p>589</text:p>
          </table:table-cell>
          <table:table-cell office:value-type="float" office:value="5.8899999999999999E-7" table:formula="of:=[.Q2]*0.000000001" table:style-name="ce2">
            <text:p>0.000000589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.56" table:style-name="ce2">
            <text:p>7.56</text:p>
          </table:table-cell>
          <table:table-cell office:value-type="float" office:value="11.58" table:style-name="ce2">
            <text:p>11.58</text:p>
          </table:table-cell>
          <table:table-cell office:value-type="float" office:value="11.32" table:style-name="ce2">
            <text:p>11.32</text:p>
          </table:table-cell>
          <table:table-cell office:value-type="float" office:value="14.62" table:style-name="ce2">
            <text:p>14.62</text:p>
          </table:table-cell>
          <table:table-cell office:value-type="float" office:value="4.0200000000000005" table:formula="of:=[.C3]-[.B3]" table:style-name="ce2">
            <text:p>4.02</text:p>
          </table:table-cell>
          <table:table-cell table:number-columns-repeated="9" table:style-name="ce2"/>
          <table:table-cell office:value-type="string" table:style-name="ce2">
            <text:p>λ GL (nm)</text:p>
          </table:table-cell>
          <table:table-cell office:value-type="float" office:value="532" table:style-name="ce2">
            <text:p>532</text:p>
          </table:table-cell>
          <table:table-cell office:value-type="float" office:value="5.3200000000000005E-7" table:formula="of:=[.Q3]*0.000000001" table:style-name="ce2">
            <text:p>0.000000532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7.62" table:style-name="ce2">
            <text:p>7.62</text:p>
          </table:table-cell>
          <table:table-cell office:value-type="float" office:value="11.48" table:style-name="ce2">
            <text:p>11.48</text:p>
          </table:table-cell>
          <table:table-cell office:value-type="float" office:value="11.41" table:style-name="ce2">
            <text:p>11.41</text:p>
          </table:table-cell>
          <table:table-cell office:value-type="float" office:value="14.54" table:style-name="ce2">
            <text:p>14.54</text:p>
          </table:table-cell>
          <table:table-cell office:value-type="float" office:value="3.8600000000000003" table:formula="of:=[.C4]-[.B4]" table:style-name="ce2">
            <text:p>3.86</text:p>
          </table:table-cell>
          <table:table-cell office:value-type="float" office:value="53.514431239388777" table:formula="of:=([.$F$3]^2 - [.F4]^2)/(4*([.$A$3]-[.A4])*[.$R$2]*10000)" table:style-name="ce8">
            <text:p>53.51443124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7.71" table:style-name="ce2">
            <text:p>7.71</text:p>
          </table:table-cell>
          <table:table-cell office:value-type="float" office:value="11.38" table:style-name="ce2">
            <text:p>11.38</text:p>
          </table:table-cell>
          <table:table-cell office:value-type="float" office:value="11.51" table:style-name="ce2">
            <text:p>11.51</text:p>
          </table:table-cell>
          <table:table-cell office:value-type="float" office:value="14.45" table:style-name="ce2">
            <text:p>14.45</text:p>
          </table:table-cell>
          <table:table-cell office:value-type="float" office:value="3.6700000000000008" table:formula="of:=[.C5]-[.B5]" table:style-name="ce2">
            <text:p>3.67</text:p>
          </table:table-cell>
          <table:table-cell office:value-type="float" office:value="57.120118845500762" table:formula="of:=([.$F$3]^2 - [.F5]^2)/(4*([.$A$3]-[.A5])*[.$R$2]*10000)" table:style-name="ce8">
            <text:p>57.12011885</text:p>
          </table:table-cell>
          <table:table-cell office:value-type="float" office:value="60.72580645161274" table:formula="of:=([.$F$4]^2 - [.F5]^2)/(4*([.$A$4]-[.A5])*[.$R$2]*10000)" table:style-name="ce8">
            <text:p>60.72580645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7.8" table:style-name="ce2">
            <text:p>7.8</text:p>
          </table:table-cell>
          <table:table-cell office:value-type="float" office:value="11.28" table:style-name="ce2">
            <text:p>11.28</text:p>
          </table:table-cell>
          <table:table-cell office:value-type="float" office:value="11.6" table:style-name="ce2">
            <text:p>11.6</text:p>
          </table:table-cell>
          <table:table-cell office:value-type="float" office:value="14.35" table:style-name="ce2">
            <text:p>14.35</text:p>
          </table:table-cell>
          <table:table-cell office:value-type="float" office:value="3.4799999999999995" table:formula="of:=[.C6]-[.B6]" table:style-name="ce2">
            <text:p>3.48</text:p>
          </table:table-cell>
          <table:table-cell office:value-type="float" office:value="57.300509337860873" table:formula="of:=([.$F$3]^2 - [.F6]^2)/(4*([.$A$3]-[.A6])*[.$R$2]*10000)" table:style-name="ce8">
            <text:p>57.30050934</text:p>
          </table:table-cell>
          <table:table-cell office:value-type="float" office:value="59.193548387096904" table:formula="of:=([.$F$4]^2 - [.F6]^2)/(4*([.$A$4]-[.A6])*[.$R$2]*10000)" table:style-name="ce8">
            <text:p>59.19354839</text:p>
          </table:table-cell>
          <table:table-cell office:value-type="float" office:value="57.661290322581067" table:formula="of:=([.$F$5]^2 - [.F6]^2)/(4*([.$A$5]-[.A6])*[.$R$2]*10000)" table:style-name="ce8">
            <text:p>57.66129032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.9" table:style-name="ce2">
            <text:p>7.9</text:p>
          </table:table-cell>
          <table:table-cell office:value-type="float" office:value="11.19" table:style-name="ce2">
            <text:p>11.19</text:p>
          </table:table-cell>
          <table:table-cell office:value-type="float" office:value="11.68" table:style-name="ce2">
            <text:p>11.68</text:p>
          </table:table-cell>
          <table:table-cell office:value-type="float" office:value="14.23" table:style-name="ce2">
            <text:p>14.23</text:p>
          </table:table-cell>
          <table:table-cell office:value-type="float" office:value="3.2899999999999991" table:formula="of:=[.C7]-[.B7]" table:style-name="ce2">
            <text:p>3.29</text:p>
          </table:table-cell>
          <table:table-cell office:value-type="float" office:value="56.624575551782769" table:formula="of:=([.$F$3]^2 - [.F7]^2)/(4*([.$A$3]-[.A7])*[.$R$2]*10000)" table:style-name="ce8">
            <text:p>56.62457555</text:p>
          </table:table-cell>
          <table:table-cell office:value-type="float" office:value="57.661290322580776" table:formula="of:=([.$F$4]^2 - [.F7]^2)/(4*([.$A$4]-[.A7])*[.$R$2]*10000)" table:style-name="ce8">
            <text:p>57.66129032</text:p>
          </table:table-cell>
          <table:table-cell office:value-type="float" office:value="56.129032258064775" table:formula="of:=([.$F$5]^2 - [.F7]^2)/(4*([.$A$5]-[.A7])*[.$R$2]*10000)" table:style-name="ce8">
            <text:p>56.12903226</text:p>
          </table:table-cell>
          <table:table-cell office:value-type="float" office:value="54.596774193548491" table:formula="of:=([.$F$6]^2 - [.$F7]^2)/(4*([.$A$6]-[.$A7])*[.$R$2]*10000)" table:style-name="ce8">
            <text:p>54.59677419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.02" table:style-name="ce2">
            <text:p>8.02</text:p>
          </table:table-cell>
          <table:table-cell office:value-type="float" office:value="11.09" table:style-name="ce2">
            <text:p>11.09</text:p>
          </table:table-cell>
          <table:table-cell office:value-type="float" office:value="11.79" table:style-name="ce2">
            <text:p>11.79</text:p>
          </table:table-cell>
          <table:table-cell office:value-type="float" office:value="14.13" table:style-name="ce2">
            <text:p>14.13</text:p>
          </table:table-cell>
          <table:table-cell office:value-type="float" office:value="3.0700000000000003" table:formula="of:=[.C8]-[.B8]" table:style-name="ce2">
            <text:p>3.07</text:p>
          </table:table-cell>
          <table:table-cell office:value-type="float" office:value="57.177419354838733" table:formula="of:=([.$F$3]^2 - [.F8]^2)/(4*([.$A$3]-[.A8])*[.$R$2]*10000)" table:style-name="ce8">
            <text:p>57.17741935</text:p>
          </table:table-cell>
          <table:table-cell office:value-type="float" office:value="58.09316638370121" table:formula="of:=([.$F$4]^2 - [.F8]^2)/(4*([.$A$4]-[.A8])*[.$R$2]*10000)" table:style-name="ce8">
            <text:p>58.09316638</text:p>
          </table:table-cell>
          <table:table-cell office:value-type="float" office:value="57.215619694397368" table:formula="of:=([.$F$5]^2 - [.F8]^2)/(4*([.$A$5]-[.A8])*[.$R$2]*10000)" table:style-name="ce8">
            <text:p>57.21561969</text:p>
          </table:table-cell>
          <table:table-cell office:value-type="float" office:value="56.992784380305508" table:formula="of:=([.$F$6]^2 - [.$F8]^2)/(4*([.$A$6]-[.$A8])*[.$R$2]*10000)" table:style-name="ce8">
            <text:p>56.99278438</text:p>
          </table:table-cell>
          <table:table-cell office:value-type="float" office:value="59.388794567062533" table:formula="of:=([.$F$7]^2 - [.$F8]^2)/(4*([.$A$7]-[.$A8])*[.$R$2]*10000)" table:style-name="ce8">
            <text:p>59.38879457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8.1199999999999992" table:style-name="ce2">
            <text:p>8.12</text:p>
          </table:table-cell>
          <table:table-cell office:value-type="float" office:value="10.98" table:style-name="ce2">
            <text:p>10.98</text:p>
          </table:table-cell>
          <table:table-cell office:value-type="float" office:value="11.93" table:style-name="ce2">
            <text:p>11.93</text:p>
          </table:table-cell>
          <table:table-cell office:value-type="float" office:value="14.02" table:style-name="ce2">
            <text:p>14.02</text:p>
          </table:table-cell>
          <table:table-cell office:value-type="float" office:value="2.8600000000000012" table:formula="of:=[.C9]-[.B9]" table:style-name="ce2">
            <text:p>2.86</text:p>
          </table:table-cell>
          <table:table-cell office:value-type="float" office:value="56.457272212790009" table:formula="of:=([.$F$3]^2 - [.F9]^2)/(4*([.$A$3]-[.A9])*[.$R$2]*10000)" table:style-name="ce8">
            <text:p>56.45727221</text:p>
          </table:table-cell>
          <table:table-cell office:value-type="float" office:value="57.045840407470251" table:formula="of:=([.$F$4]^2 - [.F9]^2)/(4*([.$A$4]-[.A9])*[.$R$2]*10000)" table:style-name="ce8">
            <text:p>57.04584041</text:p>
          </table:table-cell>
          <table:table-cell office:value-type="float" office:value="56.125848896434618" table:formula="of:=([.$F$5]^2 - [.F9]^2)/(4*([.$A$5]-[.A9])*[.$R$2]*10000)" table:style-name="ce8">
            <text:p>56.1258489</text:p>
          </table:table-cell>
          <table:table-cell office:value-type="float" office:value="55.614035087719145" table:formula="of:=([.$F$6]^2 - [.$F9]^2)/(4*([.$A$6]-[.$A9])*[.$R$2]*10000)" table:style-name="ce8">
            <text:p>55.61403509</text:p>
          </table:table-cell>
          <table:table-cell office:value-type="float" office:value="56.122665534804469" table:formula="of:=([.$F$7]^2 - [.$F9]^2)/(4*([.$A$7]-[.$A9])*[.$R$2]*10000)" table:style-name="ce8">
            <text:p>56.12266553</text:p>
          </table:table-cell>
          <table:table-cell office:value-type="float" office:value="52.856536502546398" table:formula="of:=([.$F$8]^2 - [.$F9]^2)/(4*([.$A$8]-[.$A9])*[.$R$2]*10000)" table:style-name="ce8">
            <text:p>52.8565365</text:p>
          </table:table-cell>
          <table:table-cell table:style-name="ce8"/>
          <table:table-cell table:style-name="ce8"/>
          <table:table-cell table:style-name="ce8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25" table:style-name="ce2">
            <text:p>8.25</text:p>
          </table:table-cell>
          <table:table-cell office:value-type="float" office:value="10.85" table:style-name="ce2">
            <text:p>10.85</text:p>
          </table:table-cell>
          <table:table-cell office:value-type="float" office:value="12.05" table:style-name="ce2">
            <text:p>12.05</text:p>
          </table:table-cell>
          <table:table-cell office:value-type="float" office:value="13.88" table:style-name="ce2">
            <text:p>13.88</text:p>
          </table:table-cell>
          <table:table-cell office:value-type="float" office:value="2.5999999999999996" table:formula="of:=[.C10]-[.B10]" table:style-name="ce2">
            <text:p>2.6</text:p>
          </table:table-cell>
          <table:table-cell office:value-type="float" office:value="56.999757458161561" table:formula="of:=([.$F$3]^2 - [.F10]^2)/(4*([.$A$3]-[.A10])*[.$R$2]*10000)" table:style-name="ce8">
            <text:p>56.99975746</text:p>
          </table:table-cell>
          <table:table-cell office:value-type="float" office:value="57.580645161290363" table:formula="of:=([.$F$4]^2 - [.F10]^2)/(4*([.$A$4]-[.A10])*[.$R$2]*10000)" table:style-name="ce8">
            <text:p>57.58064516</text:p>
          </table:table-cell>
          <table:table-cell office:value-type="float" office:value="56.951612903225886" table:formula="of:=([.$F$5]^2 - [.F10]^2)/(4*([.$A$5]-[.A10])*[.$R$2]*10000)" table:style-name="ce8">
            <text:p>56.9516129</text:p>
          </table:table-cell>
          <table:table-cell office:value-type="float" office:value="56.774193548387082" table:formula="of:=([.$F$6]^2 - [.$F10]^2)/(4*([.$A$6]-[.$A10])*[.$R$2]*10000)" table:style-name="ce8">
            <text:p>56.77419355</text:p>
          </table:table-cell>
          <table:table-cell office:value-type="float" office:value="57.49999999999995" table:formula="of:=([.$F$7]^2 - [.$F10]^2)/(4*([.$A$7]-[.$A10])*[.$R$2]*10000)" table:style-name="ce8">
            <text:p>57.5</text:p>
          </table:table-cell>
          <table:table-cell office:value-type="float" office:value="56.555602716468648" table:formula="of:=([.$F$8]^2 - [.$F10]^2)/(4*([.$A$8]-[.$A10])*[.$R$2]*10000)" table:style-name="ce8">
            <text:p>56.55560272</text:p>
          </table:table-cell>
          <table:table-cell office:value-type="float" office:value="60.254668930390906" table:formula="of:=([.$F$9]^2 - [.$F10]^2)/(4*([.$A$9]-[.$A10])*[.$R$2]*10000)" table:style-name="ce8">
            <text:p>60.25466893</text:p>
          </table:table-cell>
          <table:table-cell table:style-name="ce8"/>
          <table:table-cell table:style-name="ce8"/>
          <table:table-cell table:style-name="ce2"/>
          <table:table-cell office:value-type="string" table:style-name="ce2">
            <text:p>Average</text:p>
          </table:table-cell>
          <table:table-cell office:value-type="string" table:style-name="ce2">
            <text:p>Std Dev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.3699999999999992" table:style-name="ce2">
            <text:p>8.37</text:p>
          </table:table-cell>
          <table:table-cell office:value-type="float" office:value="10.7" table:style-name="ce2">
            <text:p>10.7</text:p>
          </table:table-cell>
          <table:table-cell office:value-type="float" office:value="12.18" table:style-name="ce2">
            <text:p>12.18</text:p>
          </table:table-cell>
          <table:table-cell office:value-type="float" office:value="13.72" table:style-name="ce2">
            <text:p>13.72</text:p>
          </table:table-cell>
          <table:table-cell office:value-type="float" office:value="2.33" table:formula="of:=[.C11]-[.B11]" table:style-name="ce2">
            <text:p>2.33</text:p>
          </table:table-cell>
          <table:table-cell office:value-type="float" office:value="56.937075551782691" table:formula="of:=([.$F$3]^2 - [.F11]^2)/(4*([.$A$3]-[.A11])*[.$R$2]*10000)" table:style-name="ce8">
            <text:p>56.93707555</text:p>
          </table:table-cell>
          <table:table-cell office:value-type="float" office:value="57.426024739267532" table:formula="of:=([.$F$4]^2 - [.F11]^2)/(4*([.$A$4]-[.A11])*[.$R$2]*10000)" table:style-name="ce8">
            <text:p>57.42602474</text:p>
          </table:table-cell>
          <table:table-cell office:value-type="float" office:value="56.876061120543341" table:formula="of:=([.$F$5]^2 - [.F11]^2)/(4*([.$A$5]-[.A11])*[.$R$2]*10000)" table:style-name="ce8">
            <text:p>56.87606112</text:p>
          </table:table-cell>
          <table:table-cell office:value-type="float" office:value="56.7190152801358" table:formula="of:=([.$F$6]^2 - [.$F11]^2)/(4*([.$A$6]-[.$A11])*[.$R$2]*10000)" table:style-name="ce8">
            <text:p>56.71901528</text:p>
          </table:table-cell>
          <table:table-cell office:value-type="float" office:value="57.249575551782613" table:formula="of:=([.$F$7]^2 - [.$F11]^2)/(4*([.$A$7]-[.$A11])*[.$R$2]*10000)" table:style-name="ce8">
            <text:p>57.24957555</text:p>
          </table:table-cell>
          <table:table-cell office:value-type="float" office:value="56.536502546689313" table:formula="of:=([.$F$8]^2 - [.$F11]^2)/(4*([.$A$8]-[.$A11])*[.$R$2]*10000)" table:style-name="ce8">
            <text:p>56.53650255</text:p>
          </table:table-cell>
          <table:table-cell office:value-type="float" office:value="58.376485568760764" table:formula="of:=([.$F$9]^2 - [.$F11]^2)/(4*([.$A$9]-[.$A11])*[.$R$2]*10000)" table:style-name="ce8">
            <text:p>58.37648557</text:p>
          </table:table-cell>
          <table:table-cell office:value-type="float" office:value="56.498302207130621" table:formula="of:=([.$F$10]^2 - [.$F11]^2)/(4*([.$A$10]-[.$A11])*[.$R$2]*10000)" table:style-name="ce8">
            <text:p>56.49830221</text:p>
          </table:table-cell>
          <table:table-cell table:style-name="ce8"/>
          <table:table-cell table:style-name="ce2"/>
          <table:table-cell office:value-type="float" office:value="56.936781320086347" table:formula="of:=AVERAGE([.G4:.O12])" table:style-name="ce2">
            <text:p>56.93678132</text:p>
          </table:table-cell>
          <table:table-cell office:value-type="float" office:value="1.3715523969280214" table:formula="of:=STDEVP([.G4:.O12])" table:style-name="ce2">
            <text:p>1.371552397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.5299999999999994" table:style-name="ce2">
            <text:p>8.53</text:p>
          </table:table-cell>
          <table:table-cell office:value-type="float" office:value="10.56" table:style-name="ce2">
            <text:p>10.56</text:p>
          </table:table-cell>
          <table:table-cell office:value-type="float" office:value="12.36" table:style-name="ce2">
            <text:p>12.36</text:p>
          </table:table-cell>
          <table:table-cell office:value-type="float" office:value="13.54" table:style-name="ce2">
            <text:p>13.54</text:p>
          </table:table-cell>
          <table:table-cell office:value-type="float" office:value="2.0300000000000011" table:formula="of:=[.C12]-[.B12]" table:style-name="ce2">
            <text:p>2.03</text:p>
          </table:table-cell>
          <table:table-cell office:value-type="float" office:value="56.779381248820975" table:formula="of:=([.$F$3]^2 - [.F12]^2)/(4*([.$A$3]-[.A12])*[.$R$2]*10000)" table:style-name="ce8">
            <text:p>56.77938125</text:p>
          </table:table-cell>
          <table:table-cell office:value-type="float" office:value="57.187499999999993" table:formula="of:=([.$F$4]^2 - [.F12]^2)/(4*([.$A$4]-[.A12])*[.$R$2]*10000)" table:style-name="ce8">
            <text:p>57.1875</text:p>
          </table:table-cell>
          <table:table-cell office:value-type="float" office:value="56.682027649769594" table:formula="of:=([.$F$5]^2 - [.F12]^2)/(4*([.$A$5]-[.A12])*[.$R$2]*10000)" table:style-name="ce8">
            <text:p>56.68202765</text:p>
          </table:table-cell>
          <table:table-cell office:value-type="float" office:value="56.51881720430103" table:formula="of:=([.$F$6]^2 - [.$F12]^2)/(4*([.$A$6]-[.$A12])*[.$R$2]*10000)" table:style-name="ce8">
            <text:p>56.5188172</text:p>
          </table:table-cell>
          <table:table-cell office:value-type="float" office:value="56.903225806451537" table:formula="of:=([.$F$7]^2 - [.$F12]^2)/(4*([.$A$7]-[.$A12])*[.$R$2]*10000)" table:style-name="ce8">
            <text:p>56.90322581</text:p>
          </table:table-cell>
          <table:table-cell office:value-type="float" office:value="56.281833616298776" table:formula="of:=([.$F$8]^2 - [.$F12]^2)/(4*([.$A$8]-[.$A12])*[.$R$2]*10000)" table:style-name="ce8">
            <text:p>56.28183362</text:p>
          </table:table-cell>
          <table:table-cell office:value-type="float" office:value="57.423599320882907" table:formula="of:=([.$F$9]^2 - [.$F12]^2)/(4*([.$A$9]-[.$A12])*[.$R$2]*10000)" table:style-name="ce8">
            <text:p>57.42359932</text:p>
          </table:table-cell>
          <table:table-cell office:value-type="float" office:value="56.008064516128897" table:formula="of:=([.$F$10]^2 - [.$F12]^2)/(4*([.$A$10]-[.$A12])*[.$R$2]*10000)" table:style-name="ce8">
            <text:p>56.00806452</text:p>
          </table:table-cell>
          <table:table-cell office:value-type="float" office:value="55.517826825127173" table:formula="of:=([.$F$11]^2 - [.$F12]^2)/(4*([.$A$11]-[.$A12])*[.$R$2]*10000)" table:style-name="ce8">
            <text:p>55.51782683</text:p>
          </table:table-cell>
          <table:table-cell table:number-columns-repeated="3" table:style-name="ce2"/>
          <table:table-cell table:number-columns-repeated="16366"/>
        </table:table-row>
        <table:table-row table:number-rows-repeated="2"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office:value-type="string" table:number-columns-spanned="8" table:number-rows-spanned="1" table:style-name="ce6">
            <text:p>Green Laser</text:p>
          </table:table-cell>
          <table:covered-table-cell table:number-columns-repeated="7"/>
          <table:table-cell table:number-columns-repeated="10" table:style-name="ce2"/>
          <table:table-cell table:number-columns-repeated="16366"/>
        </table:table-row>
        <table:table-row table:style-name="ro1">
          <table:table-cell office:value-type="string" table:style-name="ce4">
            <text:p>Order</text:p>
          </table:table-cell>
          <table:table-cell office:value-type="string" table:style-name="ce4">
            <text:p>Up</text:p>
          </table:table-cell>
          <table:table-cell office:value-type="string" table:style-name="ce4">
            <text:p>Down</text:p>
          </table:table-cell>
          <table:table-cell office:value-type="string" table:style-name="ce4">
            <text:p>Left</text:p>
          </table:table-cell>
          <table:table-cell office:value-type="string" table:style-name="ce4">
            <text:p>Right</text:p>
          </table:table-cell>
          <table:table-cell office:value-type="string" table:style-name="ce4">
            <text:p>D [Up-Down]</text:p>
          </table:table-cell>
          <table:table-cell office:value-type="string" table:style-name="ce4">
            <text:p>D [Left-Right]</text:p>
          </table:table-cell>
          <table:table-cell office:value-type="string" table:style-name="ce4">
            <text:p>D [Average]</text:p>
          </table:table-cell>
          <table:table-cell office:value-type="string" table:style-name="ce5">
            <text:p>R</text:p>
          </table:table-cell>
          <table:table-cell table:number-columns-repeated="7" table:style-name="ce2"/>
          <table:table-cell office:value-type="string" table:style-name="ce7">
            <text:p>Average</text:p>
          </table:table-cell>
          <table:table-cell office:value-type="string" table:style-name="ce2">
            <text:p>Std Dev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.99" table:style-name="ce2">
            <text:p>7.99</text:p>
          </table:table-cell>
          <table:table-cell office:value-type="float" office:value="11.61" table:style-name="ce2">
            <text:p>11.61</text:p>
          </table:table-cell>
          <table:table-cell office:value-type="float" office:value="11.05" table:style-name="ce2">
            <text:p>11.05</text:p>
          </table:table-cell>
          <table:table-cell office:value-type="float" office:value="14.64" table:style-name="ce2">
            <text:p>14.64</text:p>
          </table:table-cell>
          <table:table-cell office:value-type="float" office:value="3.6199999999999992" table:formula="of:=[.C17]-[.B17]" table:style-name="ce2">
            <text:p>3.62</text:p>
          </table:table-cell>
          <table:table-cell office:value-type="float" office:value="3.59" table:formula="of:=[.E17]-[.D17]" table:style-name="ce2">
            <text:p>3.59</text:p>
          </table:table-cell>
          <table:table-cell office:value-type="float" office:value="3.6049999999999995" table:formula="of:=([.F17]+[.G17])/2" table:style-name="ce2">
            <text:p>3.605</text:p>
          </table:table-cell>
          <table:table-cell table:number-columns-repeated="8" table:style-name="ce2"/>
          <table:table-cell office:value-type="float" office:value="56.040304050470056" table:formula="of:=AVERAGE([.I18:.Q26])" table:style-name="ce7">
            <text:p>56.04030405</text:p>
          </table:table-cell>
          <table:table-cell office:value-type="float" office:value="1.3146182016288914" table:formula="of:=STDEVP([.I18:.Q26])" table:style-name="ce2">
            <text:p>1.314618202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8.08" table:style-name="ce2">
            <text:p>8.08</text:p>
          </table:table-cell>
          <table:table-cell office:value-type="float" office:value="11.52" table:style-name="ce2">
            <text:p>11.52</text:p>
          </table:table-cell>
          <table:table-cell office:value-type="float" office:value="11.13" table:style-name="ce2">
            <text:p>11.13</text:p>
          </table:table-cell>
          <table:table-cell office:value-type="float" office:value="14.57" table:style-name="ce2">
            <text:p>14.57</text:p>
          </table:table-cell>
          <table:table-cell office:value-type="float" office:value="3.4399999999999995" table:formula="of:=[.C18]-[.B18]" table:style-name="ce2">
            <text:p>3.44</text:p>
          </table:table-cell>
          <table:table-cell office:value-type="float" office:value="3.4399999999999995" table:formula="of:=[.E18]-[.D18]" table:style-name="ce2">
            <text:p>3.44</text:p>
          </table:table-cell>
          <table:table-cell office:value-type="float" office:value="3.4399999999999995" table:formula="of:=([.F18]+[.G18])/2" table:style-name="ce2">
            <text:p>3.44</text:p>
          </table:table-cell>
          <table:table-cell office:value-type="float" office:value="54.625234962405955" table:formula="of:=([.$H$17]^2 - [.$H18]^2)/(4*([.$A$17]-[.$A18])*[.$R$3]*10000)" table:style-name="ce10">
            <text:p>54.62523496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"/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8.17" table:style-name="ce2">
            <text:p>8.17</text:p>
          </table:table-cell>
          <table:table-cell office:value-type="float" office:value="11.43" table:style-name="ce2">
            <text:p>11.43</text:p>
          </table:table-cell>
          <table:table-cell office:value-type="float" office:value="11.22" table:style-name="ce2">
            <text:p>11.22</text:p>
          </table:table-cell>
          <table:table-cell office:value-type="float" office:value="14.48" table:style-name="ce2">
            <text:p>14.48</text:p>
          </table:table-cell>
          <table:table-cell office:value-type="float" office:value="3.26" table:formula="of:=[.C19]-[.B19]" table:style-name="ce2">
            <text:p>3.26</text:p>
          </table:table-cell>
          <table:table-cell office:value-type="float" office:value="3.26" table:formula="of:=[.E19]-[.D19]" table:style-name="ce2">
            <text:p>3.26</text:p>
          </table:table-cell>
          <table:table-cell office:value-type="float" office:value="3.26" table:formula="of:=([.F19]+[.G19])/2" table:style-name="ce2">
            <text:p>3.26</text:p>
          </table:table-cell>
          <table:table-cell office:value-type="float" office:value="55.649083646616454" table:formula="of:=([.$H$17]^2 - [.$H19]^2)/(4*([.$A$17]-[.$A19])*[.$R$3]*10000)" table:style-name="ce10">
            <text:p>55.64908365</text:p>
          </table:table-cell>
          <table:table-cell office:value-type="float" office:value="56.672932330826953" table:formula="of:=([.$H$18]^2 - [.$H19]^2)/(4*([.$A$18]-[.$A19])*[.$R$3]*10000)" table:style-name="ce10">
            <text:p>56.67293233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"/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26" table:style-name="ce2">
            <text:p>8.26</text:p>
          </table:table-cell>
          <table:table-cell office:value-type="float" office:value="11.33" table:style-name="ce2">
            <text:p>11.33</text:p>
          </table:table-cell>
          <table:table-cell office:value-type="float" office:value="11.32" table:style-name="ce2">
            <text:p>11.32</text:p>
          </table:table-cell>
          <table:table-cell office:value-type="float" office:value="14.39" table:style-name="ce2">
            <text:p>14.39</text:p>
          </table:table-cell>
          <table:table-cell office:value-type="float" office:value="3.0700000000000003" table:formula="of:=[.C20]-[.B20]" table:style-name="ce2">
            <text:p>3.07</text:p>
          </table:table-cell>
          <table:table-cell office:value-type="float" office:value="3.0700000000000003" table:formula="of:=[.E20]-[.D20]" table:style-name="ce2">
            <text:p>3.07</text:p>
          </table:table-cell>
          <table:table-cell office:value-type="float" office:value="3.0700000000000003" table:formula="of:=([.F20]+[.G20])/2" table:style-name="ce2">
            <text:p>3.07</text:p>
          </table:table-cell>
          <table:table-cell office:value-type="float" office:value="55.938674812029987" table:formula="of:=([.$H$17]^2 - [.$H20]^2)/(4*([.$A$17]-[.$A20])*[.$R$3]*10000)" table:style-name="ce10">
            <text:p>55.93867481</text:p>
          </table:table-cell>
          <table:table-cell office:value-type="float" office:value="56.595394736842003" table:formula="of:=([.$H$18]^2 - [.$H20]^2)/(4*([.$A$18]-[.$A20])*[.$R$3]*10000)" table:style-name="ce10">
            <text:p>56.59539474</text:p>
          </table:table-cell>
          <table:table-cell office:value-type="float" office:value="56.517857142857054" table:formula="of:=([.$H$19]^2 - [.$H20]^2)/(4*([.$A$19]-[.$A20])*[.$R$3]*10000)" table:style-name="ce10">
            <text:p>56.51785714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1"/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.36" table:style-name="ce2">
            <text:p>8.36</text:p>
          </table:table-cell>
          <table:table-cell office:value-type="float" office:value="11.23" table:style-name="ce2">
            <text:p>11.23</text:p>
          </table:table-cell>
          <table:table-cell office:value-type="float" office:value="11.43" table:style-name="ce2">
            <text:p>11.43</text:p>
          </table:table-cell>
          <table:table-cell office:value-type="float" office:value="14.27" table:style-name="ce2">
            <text:p>14.27</text:p>
          </table:table-cell>
          <table:table-cell office:value-type="float" office:value="2.870000000000001" table:formula="of:=[.C21]-[.B21]" table:style-name="ce2">
            <text:p>2.87</text:p>
          </table:table-cell>
          <table:table-cell office:value-type="float" office:value="2.84" table:formula="of:=[.E21]-[.D21]" table:style-name="ce2">
            <text:p>2.84</text:p>
          </table:table-cell>
          <table:table-cell office:value-type="float" office:value="2.8550000000000004" table:formula="of:=([.F21]+[.G21])/2" table:style-name="ce2">
            <text:p>2.855</text:p>
          </table:table-cell>
          <table:table-cell office:value-type="float" office:value="56.919642857142769" table:formula="of:=([.$H$17]^2 - [.$H21]^2)/(4*([.$A$17]-[.$A21])*[.$R$3]*10000)" table:style-name="ce8">
            <text:p>56.91964286</text:p>
          </table:table-cell>
          <table:table-cell office:value-type="float" office:value="57.684445488721714" table:formula="of:=([.$H$18]^2 - [.$H21]^2)/(4*([.$A$18]-[.$A21])*[.$R$3]*10000)" table:style-name="ce8">
            <text:p>57.68444549</text:p>
          </table:table-cell>
          <table:table-cell office:value-type="float" office:value="58.190202067669091" table:formula="of:=([.$H$19]^2 - [.$H21]^2)/(4*([.$A$19]-[.$A21])*[.$R$3]*10000)" table:style-name="ce8">
            <text:p>58.19020207</text:p>
          </table:table-cell>
          <table:table-cell office:value-type="float" office:value="59.862546992481121" table:formula="of:=([.$H$20]^2 - [.$H21]^2)/(4*([.$A$20]-[.$A21])*[.$R$3]*10000)" table:style-name="ce8">
            <text:p>59.86254699</text:p>
          </table:table-cell>
          <table:table-cell table:style-name="ce8"/>
          <table:table-cell table:style-name="ce8"/>
          <table:table-cell table:style-name="ce8"/>
          <table:table-cell table:style-name="ce9"/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.4600000000000009" table:style-name="ce2">
            <text:p>8.46</text:p>
          </table:table-cell>
          <table:table-cell office:value-type="float" office:value="11.13" table:style-name="ce2">
            <text:p>11.13</text:p>
          </table:table-cell>
          <table:table-cell office:value-type="float" office:value="11.54" table:style-name="ce2">
            <text:p>11.54</text:p>
          </table:table-cell>
          <table:table-cell office:value-type="float" office:value="14.16" table:style-name="ce2">
            <text:p>14.16</text:p>
          </table:table-cell>
          <table:table-cell office:value-type="float" office:value="2.67" table:formula="of:=[.C22]-[.B22]" table:style-name="ce2">
            <text:p>2.67</text:p>
          </table:table-cell>
          <table:table-cell office:value-type="float" office:value="2.620000000000001" table:formula="of:=[.E22]-[.D22]" table:style-name="ce2">
            <text:p>2.62</text:p>
          </table:table-cell>
          <table:table-cell office:value-type="float" office:value="2.6450000000000005" table:formula="of:=([.F22]+[.G22])/2" table:style-name="ce2">
            <text:p>2.645</text:p>
          </table:table-cell>
          <table:table-cell office:value-type="float" office:value="56.390977443608961" table:formula="of:=([.$H$17]^2 - [.$H22]^2)/(4*([.$A$17]-[.$A22])*[.$R$3]*10000)" table:style-name="ce8">
            <text:p>56.39097744</text:p>
          </table:table-cell>
          <table:table-cell office:value-type="float" office:value="56.832413063909705" table:formula="of:=([.$H$18]^2 - [.$H22]^2)/(4*([.$A$18]-[.$A22])*[.$R$3]*10000)" table:style-name="ce8">
            <text:p>56.83241306</text:p>
          </table:table-cell>
          <table:table-cell office:value-type="float" office:value="56.885573308270622" table:formula="of:=([.$H$19]^2 - [.$H22]^2)/(4*([.$A$19]-[.$A22])*[.$R$3]*10000)" table:style-name="ce8">
            <text:p>56.88557331</text:p>
          </table:table-cell>
          <table:table-cell office:value-type="float" office:value="57.069431390977407" table:formula="of:=([.$H$20]^2 - [.$H22]^2)/(4*([.$A$20]-[.$A22])*[.$R$3]*10000)" table:style-name="ce8">
            <text:p>57.06943139</text:p>
          </table:table-cell>
          <table:table-cell office:value-type="float" office:value="54.276315789473685" table:formula="of:=([.$H$21]^2 - [.$H22]^2)/(4*([.$A$21]-[.$A22])*[.$R$3]*10000)" table:style-name="ce8">
            <text:p>54.27631579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2"/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8.61" table:style-name="ce2">
            <text:p>8.61</text:p>
          </table:table-cell>
          <table:table-cell office:value-type="float" office:value="11.02" table:style-name="ce2">
            <text:p>11.02</text:p>
          </table:table-cell>
          <table:table-cell office:value-type="float" office:value="11.65" table:style-name="ce2">
            <text:p>11.65</text:p>
          </table:table-cell>
          <table:table-cell office:value-type="float" office:value="14.04" table:style-name="ce2">
            <text:p>14.04</text:p>
          </table:table-cell>
          <table:table-cell office:value-type="float" office:value="2.41" table:formula="of:=[.C23]-[.B23]" table:style-name="ce2">
            <text:p>2.41</text:p>
          </table:table-cell>
          <table:table-cell office:value-type="float" office:value="2.3899999999999988" table:formula="of:=[.E23]-[.D23]" table:style-name="ce2">
            <text:p>2.39</text:p>
          </table:table-cell>
          <table:table-cell office:value-type="float" office:value="2.3999999999999995" table:formula="of:=([.F23]+[.G23])/2" table:style-name="ce2">
            <text:p>2.4</text:p>
          </table:table-cell>
          <table:table-cell office:value-type="float" office:value="56.673128132832062" table:formula="of:=([.$H$17]^2 - [.$H23]^2)/(4*([.$A$17]-[.$A23])*[.$R$3]*10000)" table:style-name="ce8">
            <text:p>56.67312813</text:p>
          </table:table-cell>
          <table:table-cell office:value-type="float" office:value="57.082706766917291" table:formula="of:=([.$H$18]^2 - [.$H23]^2)/(4*([.$A$18]-[.$A23])*[.$R$3]*10000)" table:style-name="ce8">
            <text:p>57.08270677</text:p>
          </table:table-cell>
          <table:table-cell office:value-type="float" office:value="57.185150375939862" table:formula="of:=([.$H$19]^2 - [.$H23]^2)/(4*([.$A$19]-[.$A23])*[.$R$3]*10000)" table:style-name="ce8">
            <text:p>57.18515038</text:p>
          </table:table-cell>
          <table:table-cell office:value-type="float" office:value="57.407581453634137" table:formula="of:=([.$H$20]^2 - [.$H23]^2)/(4*([.$A$20]-[.$A23])*[.$R$3]*10000)" table:style-name="ce8">
            <text:p>57.40758145</text:p>
          </table:table-cell>
          <table:table-cell office:value-type="float" office:value="56.180098684210641" table:formula="of:=([.$H$21]^2 - [.$H23]^2)/(4*([.$A$21]-[.$A23])*[.$R$3]*10000)" table:style-name="ce8">
            <text:p>56.18009868</text:p>
          </table:table-cell>
          <table:table-cell office:value-type="float" office:value="58.083881578947597" table:formula="of:=([.$H$22]^2 - [.$H23]^2)/(4*([.$A$22]-[.$A23])*[.$R$3]*10000)" table:style-name="ce8">
            <text:p>58.08388158</text:p>
          </table:table-cell>
          <table:table-cell table:style-name="ce8"/>
          <table:table-cell table:style-name="ce8"/>
          <table:table-cell table:style-name="ce8"/>
          <table:table-cell table:style-name="ce2"/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7100000000000009" table:style-name="ce2">
            <text:p>8.71</text:p>
          </table:table-cell>
          <table:table-cell office:value-type="float" office:value="10.87" table:style-name="ce2">
            <text:p>10.87</text:p>
          </table:table-cell>
          <table:table-cell office:value-type="float" office:value="11.77" table:style-name="ce2">
            <text:p>11.77</text:p>
          </table:table-cell>
          <table:table-cell office:value-type="float" office:value="13.93" table:style-name="ce2">
            <text:p>13.93</text:p>
          </table:table-cell>
          <table:table-cell office:value-type="float" office:value="2.1599999999999984" table:formula="of:=[.C24]-[.B24]" table:style-name="ce2">
            <text:p>2.16</text:p>
          </table:table-cell>
          <table:table-cell office:value-type="float" office:value="2.16" table:formula="of:=[.E24]-[.D24]" table:style-name="ce2">
            <text:p>2.16</text:p>
          </table:table-cell>
          <table:table-cell office:value-type="float" office:value="2.1599999999999993" table:formula="of:=([.F24]+[.G24])/2" table:style-name="ce2">
            <text:p>2.16</text:p>
          </table:table-cell>
          <table:table-cell office:value-type="float" office:value="55.923905746509114" table:formula="of:=([.$H$17]^2 - [.$H24]^2)/(4*([.$A$17]-[.$A24])*[.$R$3]*10000)" table:style-name="ce8">
            <text:p>55.92390575</text:p>
          </table:table-cell>
          <table:table-cell office:value-type="float" office:value="56.140350877192979" table:formula="of:=([.$H$18]^2 - [.$H24]^2)/(4*([.$A$18]-[.$A24])*[.$R$3]*10000)" table:style-name="ce8">
            <text:p>56.14035088</text:p>
          </table:table-cell>
          <table:table-cell office:value-type="float" office:value="56.033834586466185" table:formula="of:=([.$H$19]^2 - [.$H24]^2)/(4*([.$A$19]-[.$A24])*[.$R$3]*10000)" table:style-name="ce8">
            <text:p>56.03383459</text:p>
          </table:table-cell>
          <table:table-cell office:value-type="float" office:value="55.91282894736846" table:formula="of:=([.$H$20]^2 - [.$H24]^2)/(4*([.$A$20]-[.$A24])*[.$R$3]*10000)" table:style-name="ce8">
            <text:p>55.91282895</text:p>
          </table:table-cell>
          <table:table-cell office:value-type="float" office:value="54.596256265664238" table:formula="of:=([.$H$21]^2 - [.$H24]^2)/(4*([.$A$21]-[.$A24])*[.$R$3]*10000)" table:style-name="ce8">
            <text:p>54.59625627</text:p>
          </table:table-cell>
          <table:table-cell office:value-type="float" office:value="54.756226503759514" table:formula="of:=([.$H$22]^2 - [.$H24]^2)/(4*([.$A$22]-[.$A24])*[.$R$3]*10000)" table:style-name="ce8">
            <text:p>54.7562265</text:p>
          </table:table-cell>
          <table:table-cell office:value-type="float" office:value="51.428571428571431" table:formula="of:=([.$H$23]^2 - [.$H24]^2)/(4*([.$A$23]-[.$A24])*[.$R$3]*10000)" table:style-name="ce8">
            <text:p>51.42857143</text:p>
          </table:table-cell>
          <table:table-cell table:style-name="ce8"/>
          <table:table-cell table:style-name="ce8"/>
          <table:table-cell table:style-name="ce2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.85" table:style-name="ce2">
            <text:p>8.85</text:p>
          </table:table-cell>
          <table:table-cell office:value-type="float" office:value="10.73" table:style-name="ce2">
            <text:p>10.73</text:p>
          </table:table-cell>
          <table:table-cell office:value-type="float" office:value="11.93" table:style-name="ce2">
            <text:p>11.93</text:p>
          </table:table-cell>
          <table:table-cell office:value-type="float" office:value="13.77" table:style-name="ce2">
            <text:p>13.77</text:p>
          </table:table-cell>
          <table:table-cell office:value-type="float" office:value="1.8800000000000008" table:formula="of:=[.C25]-[.B25]" table:style-name="ce2">
            <text:p>1.88</text:p>
          </table:table-cell>
          <table:table-cell office:value-type="float" office:value="1.8399999999999999" table:formula="of:=[.E25]-[.D25]" table:style-name="ce2">
            <text:p>1.84</text:p>
          </table:table-cell>
          <table:table-cell office:value-type="float" office:value="1.8600000000000003" table:formula="of:=([.F25]+[.G25])/2" table:style-name="ce2">
            <text:p>1.86</text:p>
          </table:table-cell>
          <table:table-cell office:value-type="float" office:value="56.01753406954883" table:formula="of:=([.$H$17]^2 - [.$H25]^2)/(4*([.$A$17]-[.$A25])*[.$R$3]*10000)" table:style-name="ce8">
            <text:p>56.01753407</text:p>
          </table:table-cell>
          <table:table-cell office:value-type="float" office:value="56.216433941997813" table:formula="of:=([.$H$18]^2 - [.$H25]^2)/(4*([.$A$18]-[.$A25])*[.$R$3]*10000)" table:style-name="ce8">
            <text:p>56.21643394</text:p>
          </table:table-cell>
          <table:table-cell office:value-type="float" office:value="56.140350877192958" table:formula="of:=([.$H$19]^2 - [.$H25]^2)/(4*([.$A$19]-[.$A25])*[.$R$3]*10000)" table:style-name="ce8">
            <text:p>56.14035088</text:p>
          </table:table-cell>
          <table:table-cell office:value-type="float" office:value="56.064849624060138" table:formula="of:=([.$H$20]^2 - [.$H25]^2)/(4*([.$A$20]-[.$A25])*[.$R$3]*10000)" table:style-name="ce8">
            <text:p>56.06484962</text:p>
          </table:table-cell>
          <table:table-cell office:value-type="float" office:value="55.115425281954884" table:formula="of:=([.$H$21]^2 - [.$H25]^2)/(4*([.$A$21]-[.$A25])*[.$R$3]*10000)" table:style-name="ce8">
            <text:p>55.11542528</text:p>
          </table:table-cell>
          <table:table-cell office:value-type="float" office:value="55.395128446115294" table:formula="of:=([.$H$22]^2 - [.$H25]^2)/(4*([.$A$22]-[.$A25])*[.$R$3]*10000)" table:style-name="ce8">
            <text:p>55.39512845</text:p>
          </table:table-cell>
          <table:table-cell office:value-type="float" office:value="54.050751879699142" table:formula="of:=([.$H$23]^2 - [.$H25]^2)/(4*([.$A$23]-[.$A25])*[.$R$3]*10000)" table:style-name="ce8">
            <text:p>54.05075188</text:p>
          </table:table-cell>
          <table:table-cell office:value-type="float" office:value="56.672932330826846" table:formula="of:=([.$H$24]^2 - [.$H25]^2)/(4*([.$A$24]-[.$A25])*[.$R$3]*10000)" table:style-name="ce8">
            <text:p>56.67293233</text:p>
          </table:table-cell>
          <table:table-cell table:style-name="ce8"/>
          <table:table-cell table:style-name="ce2"/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.0299999999999994" table:style-name="ce2">
            <text:p>9.03</text:p>
          </table:table-cell>
          <table:table-cell office:value-type="float" office:value="10.55" table:style-name="ce2">
            <text:p>10.55</text:p>
          </table:table-cell>
          <table:table-cell office:value-type="float" office:value="12.09" table:style-name="ce2">
            <text:p>12.09</text:p>
          </table:table-cell>
          <table:table-cell office:value-type="float" office:value="13.6" table:style-name="ce2">
            <text:p>13.6</text:p>
          </table:table-cell>
          <table:table-cell office:value-type="float" office:value="1.5200000000000014" table:formula="of:=[.C26]-[.B26]" table:style-name="ce2">
            <text:p>1.52</text:p>
          </table:table-cell>
          <table:table-cell office:value-type="float" office:value="1.5099999999999998" table:formula="of:=[.E26]-[.D26]" table:style-name="ce2">
            <text:p>1.51</text:p>
          </table:table-cell>
          <table:table-cell office:value-type="float" office:value="1.5150000000000006" table:formula="of:=([.F26]+[.G26])/2" table:style-name="ce2">
            <text:p>1.515</text:p>
          </table:table-cell>
          <table:table-cell office:value-type="float" office:value="55.873015873015831" table:formula="of:=([.$H$17]^2 - [.$H26]^2)/(4*([.$A$17]-[.$A26])*[.$R$3]*10000)" table:style-name="ce8">
            <text:p>55.87301587</text:p>
          </table:table-cell>
          <table:table-cell office:value-type="float" office:value="56.028988486842067" table:formula="of:=([.$H$18]^2 - [.$H26]^2)/(4*([.$A$18]-[.$A26])*[.$R$3]*10000)" table:style-name="ce8">
            <text:p>56.02898849</text:p>
          </table:table-cell>
          <table:table-cell office:value-type="float" office:value="55.936996509129948" table:formula="of:=([.$H$19]^2 - [.$H26]^2)/(4*([.$A$19]-[.$A26])*[.$R$3]*10000)" table:style-name="ce8">
            <text:p>55.93699651</text:p>
          </table:table-cell>
          <table:table-cell office:value-type="float" office:value="55.840186403508753" table:formula="of:=([.$H$20]^2 - [.$H26]^2)/(4*([.$A$20]-[.$A26])*[.$R$3]*10000)" table:style-name="ce8">
            <text:p>55.8401864</text:p>
          </table:table-cell>
          <table:table-cell office:value-type="float" office:value="55.035714285714285" table:formula="of:=([.$H$21]^2 - [.$H26]^2)/(4*([.$A$21]-[.$A26])*[.$R$3]*10000)" table:style-name="ce8">
            <text:p>55.03571429</text:p>
          </table:table-cell>
          <table:table-cell office:value-type="float" office:value="55.225563909774436" table:formula="of:=([.$H$22]^2 - [.$H26]^2)/(4*([.$A$22]-[.$A26])*[.$R$3]*10000)" table:style-name="ce8">
            <text:p>55.22556391</text:p>
          </table:table-cell>
          <table:table-cell office:value-type="float" office:value="54.272791353383383" table:formula="of:=([.$H$23]^2 - [.$H26]^2)/(4*([.$A$23]-[.$A26])*[.$R$3]*10000)" table:style-name="ce8">
            <text:p>54.27279135</text:p>
          </table:table-cell>
          <table:table-cell office:value-type="float" office:value="55.694901315789352" table:formula="of:=([.$H$24]^2 - [.$H26]^2)/(4*([.$A$24]-[.$A26])*[.$R$3]*10000)" table:style-name="ce8">
            <text:p>55.69490132</text:p>
          </table:table-cell>
          <table:table-cell office:value-type="float" office:value="54.716870300751857" table:formula="of:=([.$H$25]^2 - [.$H26]^2)/(4*([.$A$25]-[.$A26])*[.$R$3]*10000)" table:style-name="ce8">
            <text:p>54.7168703</text:p>
          </table:table-cell>
          <table:table-cell table:style-name="ce2"/>
          <table:table-cell table:number-columns-repeated="16366"/>
        </table:table-row>
        <table:table-row table:number-rows-repeated="1048550" table:style-name="ro1">
          <table:table-cell table:number-columns-repeated="16384"/>
        </table:table-row>
      </table:table>
      <table:table table:name="Sodium_Lamp_Data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56" table:style-name="ce1">
            <text:p>7.56</text:p>
          </table:table-cell>
          <table:table-cell office:value-type="float" office:value="11.58" table:style-name="ce1">
            <text:p>11.58</text:p>
          </table:table-cell>
          <table:table-cell office:value-type="float" office:value="11.32" table:style-name="ce1">
            <text:p>11.32</text:p>
          </table:table-cell>
          <table:table-cell office:value-type="float" office:value="14.62" table:style-name="ce1">
            <text:p>14.6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.62" table:style-name="ce1">
            <text:p>7.62</text:p>
          </table:table-cell>
          <table:table-cell office:value-type="float" office:value="11.48" table:style-name="ce1">
            <text:p>11.48</text:p>
          </table:table-cell>
          <table:table-cell office:value-type="float" office:value="11.41" table:style-name="ce1">
            <text:p>11.41</text:p>
          </table:table-cell>
          <table:table-cell office:value-type="float" office:value="14.54" table:style-name="ce1">
            <text:p>14.5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.71" table:style-name="ce1">
            <text:p>7.71</text:p>
          </table:table-cell>
          <table:table-cell office:value-type="float" office:value="11.38" table:style-name="ce1">
            <text:p>11.38</text:p>
          </table:table-cell>
          <table:table-cell office:value-type="float" office:value="11.51" table:style-name="ce1">
            <text:p>11.51</text:p>
          </table:table-cell>
          <table:table-cell office:value-type="float" office:value="14.45" table:style-name="ce1">
            <text:p>14.4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8" table:style-name="ce1">
            <text:p>7.8</text:p>
          </table:table-cell>
          <table:table-cell office:value-type="float" office:value="11.28" table:style-name="ce1">
            <text:p>11.28</text:p>
          </table:table-cell>
          <table:table-cell office:value-type="float" office:value="11.6" table:style-name="ce1">
            <text:p>11.6</text:p>
          </table:table-cell>
          <table:table-cell office:value-type="float" office:value="14.35" table:style-name="ce1">
            <text:p>14.3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.9" table:style-name="ce1">
            <text:p>7.9</text:p>
          </table:table-cell>
          <table:table-cell office:value-type="float" office:value="11.19" table:style-name="ce1">
            <text:p>11.19</text:p>
          </table:table-cell>
          <table:table-cell office:value-type="float" office:value="11.68" table:style-name="ce1">
            <text:p>11.68</text:p>
          </table:table-cell>
          <table:table-cell office:value-type="float" office:value="14.23" table:style-name="ce1">
            <text:p>14.2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02" table:style-name="ce1">
            <text:p>8.02</text:p>
          </table:table-cell>
          <table:table-cell office:value-type="float" office:value="11.09" table:style-name="ce1">
            <text:p>11.09</text:p>
          </table:table-cell>
          <table:table-cell office:value-type="float" office:value="11.79" table:style-name="ce1">
            <text:p>11.79</text:p>
          </table:table-cell>
          <table:table-cell office:value-type="float" office:value="14.13" table:style-name="ce1">
            <text:p>14.1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0.98" table:style-name="ce1">
            <text:p>10.98</text:p>
          </table:table-cell>
          <table:table-cell office:value-type="float" office:value="11.93" table:style-name="ce1">
            <text:p>11.93</text:p>
          </table:table-cell>
          <table:table-cell office:value-type="float" office:value="14.02" table:style-name="ce1">
            <text:p>14.0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25" table:style-name="ce1">
            <text:p>8.25</text:p>
          </table:table-cell>
          <table:table-cell office:value-type="float" office:value="10.85" table:style-name="ce1">
            <text:p>10.85</text:p>
          </table:table-cell>
          <table:table-cell office:value-type="float" office:value="12.05" table:style-name="ce1">
            <text:p>12.05</text:p>
          </table:table-cell>
          <table:table-cell office:value-type="float" office:value="13.88" table:style-name="ce1">
            <text:p>13.8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10.7" table:style-name="ce1">
            <text:p>10.7</text:p>
          </table:table-cell>
          <table:table-cell office:value-type="float" office:value="12.18" table:style-name="ce1">
            <text:p>12.18</text:p>
          </table:table-cell>
          <table:table-cell office:value-type="float" office:value="13.72" table:style-name="ce1">
            <text:p>13.7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10.56" table:style-name="ce1">
            <text:p>10.56</text:p>
          </table:table-cell>
          <table:table-cell office:value-type="float" office:value="12.36" table:style-name="ce1">
            <text:p>12.36</text:p>
          </table:table-cell>
          <table:table-cell office:value-type="float" office:value="13.54" table:style-name="ce1">
            <text:p>13.54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Green_Laser_Data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11.61" table:style-name="ce1">
            <text:p>11.61</text:p>
          </table:table-cell>
          <table:table-cell office:value-type="float" office:value="11.05" table:style-name="ce1">
            <text:p>11.05</text:p>
          </table:table-cell>
          <table:table-cell office:value-type="float" office:value="14.64" table:style-name="ce1">
            <text:p>14.6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.08" table:style-name="ce1">
            <text:p>8.08</text:p>
          </table:table-cell>
          <table:table-cell office:value-type="float" office:value="11.52" table:style-name="ce1">
            <text:p>11.52</text:p>
          </table:table-cell>
          <table:table-cell office:value-type="float" office:value="11.13" table:style-name="ce1">
            <text:p>11.13</text:p>
          </table:table-cell>
          <table:table-cell office:value-type="float" office:value="14.57" table:style-name="ce1">
            <text:p>14.5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.17" table:style-name="ce1">
            <text:p>8.17</text:p>
          </table:table-cell>
          <table:table-cell office:value-type="float" office:value="11.43" table:style-name="ce1">
            <text:p>11.43</text:p>
          </table:table-cell>
          <table:table-cell office:value-type="float" office:value="11.22" table:style-name="ce1">
            <text:p>11.22</text:p>
          </table:table-cell>
          <table:table-cell office:value-type="float" office:value="14.48" table:style-name="ce1">
            <text:p>14.4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26" table:style-name="ce1">
            <text:p>8.26</text:p>
          </table:table-cell>
          <table:table-cell office:value-type="float" office:value="11.33" table:style-name="ce1">
            <text:p>11.33</text:p>
          </table:table-cell>
          <table:table-cell office:value-type="float" office:value="11.32" table:style-name="ce1">
            <text:p>11.32</text:p>
          </table:table-cell>
          <table:table-cell office:value-type="float" office:value="14.39" table:style-name="ce1">
            <text:p>14.3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36" table:style-name="ce1">
            <text:p>8.36</text:p>
          </table:table-cell>
          <table:table-cell office:value-type="float" office:value="11.23" table:style-name="ce1">
            <text:p>11.23</text:p>
          </table:table-cell>
          <table:table-cell office:value-type="float" office:value="11.43" table:style-name="ce1">
            <text:p>11.43</text:p>
          </table:table-cell>
          <table:table-cell office:value-type="float" office:value="14.27" table:style-name="ce1">
            <text:p>14.2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11.13" table:style-name="ce1">
            <text:p>11.13</text:p>
          </table:table-cell>
          <table:table-cell office:value-type="float" office:value="11.54" table:style-name="ce1">
            <text:p>11.54</text:p>
          </table:table-cell>
          <table:table-cell office:value-type="float" office:value="14.16" table:style-name="ce1">
            <text:p>14.1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61" table:style-name="ce1">
            <text:p>8.61</text:p>
          </table:table-cell>
          <table:table-cell office:value-type="float" office:value="11.02" table:style-name="ce1">
            <text:p>11.02</text:p>
          </table:table-cell>
          <table:table-cell office:value-type="float" office:value="11.65" table:style-name="ce1">
            <text:p>11.65</text:p>
          </table:table-cell>
          <table:table-cell office:value-type="float" office:value="14.04" table:style-name="ce1">
            <text:p>14.0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10.87" table:style-name="ce1">
            <text:p>10.87</text:p>
          </table:table-cell>
          <table:table-cell office:value-type="float" office:value="11.77" table:style-name="ce1">
            <text:p>11.77</text:p>
          </table:table-cell>
          <table:table-cell office:value-type="float" office:value="13.93" table:style-name="ce1">
            <text:p>13.9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85" table:style-name="ce1">
            <text:p>8.85</text:p>
          </table:table-cell>
          <table:table-cell office:value-type="float" office:value="10.73" table:style-name="ce1">
            <text:p>10.73</text:p>
          </table:table-cell>
          <table:table-cell office:value-type="float" office:value="11.93" table:style-name="ce1">
            <text:p>11.93</text:p>
          </table:table-cell>
          <table:table-cell office:value-type="float" office:value="13.77" table:style-name="ce1">
            <text:p>13.7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10.55" table:style-name="ce1">
            <text:p>10.55</text:p>
          </table:table-cell>
          <table:table-cell office:value-type="float" office:value="12.09" table:style-name="ce1">
            <text:p>12.09</text:p>
          </table:table-cell>
          <table:table-cell office:value-type="float" office:value="13.6" table:style-name="ce1">
            <text:p>13.6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FF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Purva</dc:creator>
    <meta:creation-date>2017-10-20T23:41:04Z</meta:creation-date>
    <dc:date>2019-11-17T19:37:09Z</dc:date>
    <meta:editing-cycles>1</meta:editing-cycles>
    <meta:editing-duration>PT23S</meta:editing-duration>
  </office:meta>
</office:document-meta>
</file>